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20000010F2BEF600345180F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adornments="Regular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11cm" fo:padding-top="0.1cm" fo:padding-bottom="0.1cm" fo:padding-left="0.1cm" fo:padding-right="0.1cm"/>
      <style:paragraph-properties style:writing-mode="lr-tb"/>
    </style:style>
    <style:style style:name="gr3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.1cm"/>
      <style:paragraph-properties style:writing-mode="lr-tb"/>
    </style:style>
    <style:style style:name="gr5" style:family="graphic" style:parent-style-name="standard">
      <style:graphic-properties svg:stroke-width="0.05cm" svg:stroke-color="#ff8000" draw:marker-start-width="0.28cm" draw:marker-end-width="0.28cm" draw:fill="none" draw:textarea-horizontal-align="justify" draw:textarea-vertical-align="middle" draw:auto-grow-height="false" fo:min-height="4.796cm" fo:min-width="2.24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style:font-name="Arial1"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rial1" fo:font-size="10pt"/>
    </style:style>
    <style:style style:name="T1" style:family="text">
      <style:text-properties style:font-name="Arial1" fo:font-size="10pt"/>
    </style:style>
    <style:style style:name="T2" style:family="text">
      <style:text-properties style:font-name="Arial" fo:font-size="10pt" style:font-name-asian="Arial" style:font-name-complex="Arial"/>
    </style:style>
    <style:style style:name="T3" style:family="text">
      <style:text-properties style:font-name="Arial1" fo:font-size="10pt" style:font-name-asian="Arial" style:font-name-complex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9.99cm" svg:height="6.24cm" svg:x="6.355cm" svg:y="11.93cm">
            <draw:image xlink:href="Pictures/10000000000001B20000010F2BEF600345180F06.png" xlink:type="simple" xlink:show="embed" xlink:actuate="onLoad" draw:mime-type="image/png">
              <text:p/>
            </draw:image>
          </draw:frame>
          <draw:frame draw:style-name="gr2" draw:text-style-name="P3" draw:layer="layout" svg:width="2.68cm" svg:height="0.595cm" svg:x="3.22cm" svg:y="13.603cm">
            <draw:text-box>
              <text:p text:style-name="P2"><text:span text:style-name="T1">Tank fill level</text:span></text:p>
            </draw:text-box>
          </draw:frame>
          <draw:line draw:style-name="gr3" draw:text-style-name="P4" draw:layer="layout" svg:x1="8.149cm" svg:y1="18.511cm" svg:x2="8.157cm" svg:y2="17.882cm">
            <text:p/>
          </draw:line>
          <draw:frame draw:style-name="gr4" draw:text-style-name="P5" draw:layer="layout" svg:width="2.666cm" svg:height="0.595cm" svg:x="6.841cm" svg:y="18.514cm">
            <draw:text-box>
              <text:p text:style-name="P1"><text:span text:style-name="T1">Main tank</text:span></text:p>
            </draw:text-box>
          </draw:frame>
          <draw:line draw:style-name="gr3" draw:text-style-name="P4" draw:layer="layout" svg:x1="5.907cm" svg:y1="13.896cm" svg:x2="6.989cm" svg:y2="14.068cm">
            <text:p/>
          </draw:line>
          <draw:frame draw:style-name="gr2" draw:text-style-name="P3" draw:layer="layout" svg:width="2.68cm" svg:height="0.595cm" svg:x="3.22cm" svg:y="14.604cm">
            <draw:text-box>
              <text:p text:style-name="P2"><text:span text:style-name="T1">Fuel mass</text:span></text:p>
            </draw:text-box>
          </draw:frame>
          <draw:frame draw:style-name="gr2" draw:text-style-name="P3" draw:layer="layout" svg:width="2.68cm" svg:height="0.595cm" svg:x="3.22cm" svg:y="15.605cm">
            <draw:text-box>
              <text:p text:style-name="P2"><text:span text:style-name="T2">Δ</text:span><text:span text:style-name="T3">v equivalent</text:span></text:p>
            </draw:text-box>
          </draw:frame>
          <draw:frame draw:style-name="gr2" draw:text-style-name="P3" draw:layer="layout" svg:width="2.68cm" svg:height="0.595cm" svg:x="3.22cm" svg:y="16.606cm">
            <draw:text-box>
              <text:p text:style-name="P2"><text:span text:style-name="T2">Mass flow rate</text:span></text:p>
            </draw:text-box>
          </draw:frame>
          <draw:line draw:style-name="gr3" draw:text-style-name="P4" draw:layer="layout" svg:x1="5.895cm" svg:y1="14.896cm" svg:x2="8.167cm" svg:y2="14.368cm">
            <text:p/>
          </draw:line>
          <draw:line draw:style-name="gr3" draw:text-style-name="P4" draw:layer="layout" svg:x1="5.903cm" svg:y1="15.901cm" svg:x2="8.147cm" svg:y2="15.326cm">
            <text:p/>
          </draw:line>
          <draw:line draw:style-name="gr3" draw:text-style-name="P4" draw:layer="layout" svg:x1="5.911cm" svg:y1="16.912cm" svg:x2="8.157cm" svg:y2="17.004cm">
            <text:p/>
          </draw:line>
          <draw:frame draw:style-name="gr4" draw:text-style-name="P5" draw:layer="layout" svg:width="2.666cm" svg:height="0.595cm" svg:x="9.981cm" svg:y="18.515cm">
            <draw:text-box>
              <text:p text:style-name="P1"><text:span text:style-name="T1">RCS tank</text:span></text:p>
            </draw:text-box>
          </draw:frame>
          <draw:frame draw:style-name="gr4" draw:text-style-name="P5" draw:layer="layout" svg:width="2.666cm" svg:height="0.595cm" svg:x="13.141cm" svg:y="18.516cm">
            <draw:text-box>
              <text:p text:style-name="P1"><text:span text:style-name="T1">Scram tank</text:span></text:p>
            </draw:text-box>
          </draw:frame>
          <draw:custom-shape draw:style-name="gr5" draw:text-style-name="P4" draw:layer="layout" svg:width="2.915cm" svg:height="5.212cm" svg:x="6.779cm" svg:y="12.64cm">
            <text:p/>
            <draw:enhanced-geometry svg:viewBox="0 0 21600 21600" draw:path-stretchpoint-x="10800" draw:path-stretchpoint-y="10800" draw:text-areas="?f3 ?f4 ?f5 ?f6" draw:type="round-rectangle" draw:modifiers="1481.481481481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2.915cm" svg:height="5.212cm" svg:x="9.919cm" svg:y="12.641cm">
            <text:p/>
            <draw:enhanced-geometry svg:viewBox="0 0 21600 21600" draw:path-stretchpoint-x="10800" draw:path-stretchpoint-y="10800" draw:text-areas="?f3 ?f4 ?f5 ?f6" draw:type="round-rectangle" draw:modifiers="1481.481481481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2.915cm" svg:height="5.212cm" svg:x="13.069cm" svg:y="12.641cm">
            <text:p/>
            <draw:enhanced-geometry svg:viewBox="0 0 21600 21600" draw:path-stretchpoint-x="10800" draw:path-stretchpoint-y="10800" draw:text-areas="?f3 ?f4 ?f5 ?f6" draw:type="round-rectangle" draw:modifiers="1481.481481481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4" draw:layer="layout" svg:x1="11.35cm" svg:y1="18.514cm" svg:x2="11.358cm" svg:y2="17.885cm">
            <text:p/>
          </draw:line>
          <draw:line draw:style-name="gr3" draw:text-style-name="P4" draw:layer="layout" svg:x1="14.451cm" svg:y1="18.517cm" svg:x2="14.459cm" svg:y2="17.888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adornments="Regular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8-02T02:02:20.189000000</dc:date>
    <meta:editing-duration>PT59M10S</meta:editing-duration>
    <meta:editing-cycles>14</meta:editing-cycles>
    <meta:generator>LibreOffice/7.2.6.2$Windows_X86_64 LibreOffice_project/b0ec3a565991f7569a5a7f5d24fed7f52653d754</meta:generator>
    <meta:document-statistic meta:object-count="19"/>
  </office:meta>
</office:document-meta>
</file>